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2"/>
    <style:style style:name="P3" style:family="paragraph" style:parent-style-name="Preformatted_20_Text" style:list-style-name="L4"/>
    <style:style style:name="P4" style:family="paragraph" style:parent-style-name="Preformatted_20_Text" style:list-style-name="L1">
      <style:paragraph-properties style:writing-mode="lr-tb"/>
    </style:style>
    <style:style style:name="P5" style:family="paragraph" style:parent-style-name="Preformatted_20_Text" style:list-style-name="L1">
      <style:paragraph-properties fo:margin-top="0cm" fo:margin-bottom="0.499cm" style:writing-mode="lr-tb"/>
    </style:style>
    <style:style style:name="P6" style:family="paragraph" style:parent-style-name="Preformatted_20_Text" style:list-style-name="L2">
      <style:paragraph-properties fo:margin-top="0cm" fo:margin-bottom="0.499cm" style:writing-mode="lr-tb"/>
    </style:style>
    <style:style style:name="P7" style:family="paragraph" style:parent-style-name="Preformatted_20_Text" style:list-style-name="L4">
      <style:paragraph-properties fo:margin-top="0cm" fo:margin-bottom="0.499cm" style:writing-mode="lr-tb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1">
      <style:paragraph-properties fo:margin-top="0cm" fo:margin-bottom="0cm"/>
    </style:style>
    <style:style style:name="P13" style:family="paragraph" style:parent-style-name="Text_20_body" style:list-style-name="L2">
      <style:paragraph-properties fo:margin-top="0cm" fo:margin-bottom="0cm"/>
    </style:style>
    <style:style style:name="P14" style:family="paragraph" style:parent-style-name="Text_20_body" style:list-style-name="L3">
      <style:paragraph-properties fo:margin-top="0cm" fo:margin-bottom="0cm"/>
    </style:style>
    <style:style style:name="P15" style:family="paragraph" style:parent-style-name="Text_20_body" style:list-style-name="L4">
      <style:paragraph-properties fo:margin-top="0cm" fo:margin-bottom="0cm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th:each</text:span></text:h>
      <text:list xml:id="list5312584805009708214" text:style-name="L1">
        <text:list-item>
          <text:p text:style-name="P12"><text:span text:style-name="Strong_20_Emphasis">설명</text:span>: <text:span text:style-name="Source_20_Text">th:each</text:span>는 Thymeleaf에서 반복 처리를 위해 사용하는 속성입니다. 이 속성은 서버에서 전달된 컬렉션(리스트 등)을 순회하며, 각각의 요소에 대해 HTML 블록을 반복적으로 렌더링합니다.</text:p>
        </text:list-item>
        <text:list-item>
          <text:p text:style-name="P12"><text:span text:style-name="Strong_20_Emphasis">역할</text:span>:</text:p>
          <text:list>
            <text:list-item>
              <text:p text:style-name="P12"><text:span text:style-name="Source_20_Text">iii : ${items}</text:span>에서 <text:span text:style-name="Source_20_Text">iii</text:span>는 현재 반복 중인 아이템을 나타내는 변수입니다.</text:p>
            </text:list-item>
            <text:list-item>
              <text:p text:style-name="P12"><text:span text:style-name="Source_20_Text">${items}</text:span>는 서버에서 전달된 리스트(<text:span text:style-name="Source_20_Text">Model</text:span>에 담긴 리스트)를 의미합니다. 이 리스트의 각 요소를 <text:span text:style-name="Source_20_Text">iii</text:span>로 받아서 반복 처리합니다.</text:p>
            </text:list-item>
          </text:list>
        </text:list-item>
        <text:list-item>
          <text:p text:style-name="P8"><text:span text:style-name="Strong_20_Emphasis">예시</text:span>:</text:p>
          <text:p text:style-name="P1">html</text:p>
          <text:p text:style-name="P1">코드 복사</text:p>
          <text:p text:style-name="P4"><text:span text:style-name="Source_20_Text">&lt;div class="card" th:each="iii : ${items}"&gt;</text:span></text:p>
          <text:p text:style-name="P4"><text:span text:style-name="Source_20_Text"><text:s text:c="4"/>&lt;h4 th:text="${iii}"&gt;셔츠&lt;/h4&gt;</text:span></text:p>
          <text:p text:style-name="P5"><text:span text:style-name="Source_20_Text">&lt;/div&gt;</text:span></text:p>
          <text:p text:style-name="P8">위 코드에서는 <text:span text:style-name="Source_20_Text">items</text:span> 리스트의 각 요소가 <text:span text:style-name="Source_20_Text">iii</text:span>로 바인딩되며, <text:span text:style-name="Source_20_Text">div.card</text:span> 블록이 <text:span text:style-name="Source_20_Text">items</text:span> 리스트의 요소 수만큼 반복 렌더링됩니다. <text:span text:style-name="Source_20_Text">iii</text:span> 변수는 각 반복에서 리스트의 요소를 참조합니다.</text:p>
        </text:list-item>
      </text:list>
      <text:h text:style-name="Heading_20_3" text:outline-level="3">2. <text:span text:style-name="Source_20_Text">th:text</text:span></text:h>
      <text:list xml:id="list6707771725550610508" text:style-name="L2">
        <text:list-item>
          <text:p text:style-name="P13"><text:span text:style-name="Strong_20_Emphasis">설명</text:span>: <text:span text:style-name="Source_20_Text">th:text</text:span>는 Thymeleaf에서 텍스트를 동적으로 삽입하기 위해 사용하는 속성입니다. 이 속성은 HTML 태그의 내용을 서버에서 전달된 데이터로 대체합니다.</text:p>
        </text:list-item>
        <text:list-item>
          <text:p text:style-name="P13"><text:span text:style-name="Strong_20_Emphasis">역할</text:span>:</text:p>
          <text:list>
            <text:list-item>
              <text:p text:style-name="P13"><text:span text:style-name="Source_20_Text">${iii}</text:span> 또는 <text:span text:style-name="Source_20_Text">${items.get(0)}</text:span> 같은 표현식을 사용하여 데이터를 삽입합니다.</text:p>
            </text:list-item>
            <text:list-item>
              <text:p text:style-name="P13"><text:span text:style-name="Source_20_Text">th:text</text:span> 속성이 적용된 태그의 내용은 서버에서 전달된 데이터로 바뀝니다.</text:p>
            </text:list-item>
          </text:list>
        </text:list-item>
        <text:list-item>
          <text:p text:style-name="P9"><text:span text:style-name="Strong_20_Emphasis">예시</text:span>:</text:p>
          <text:p text:style-name="P2">html</text:p>
          <text:p text:style-name="P2">코드 복사</text:p>
          <text:p text:style-name="P6"><text:span text:style-name="Source_20_Text">&lt;h4 th:text="${iii}"&gt;셔츠&lt;/h4&gt;</text:span></text:p>
          <text:p text:style-name="P9">여기서 <text:span text:style-name="Source_20_Text">${iii}</text:span>는 <text:span text:style-name="Source_20_Text">iii</text:span> 변수가 가진 값을 HTML 태그 내부의 텍스트로 삽입합니다. 원래 "셔츠"라는 텍스트가 들어있었지만, <text:span text:style-name="Source_20_Text">iii</text:span>의 값으로 대체됩니다.</text:p>
        </text:list-item>
      </text:list>
      <text:h text:style-name="Heading_20_3" text:outline-level="3">3. <text:span text:style-name="Source_20_Text">${items}</text:span></text:h>
      <text:list xml:id="list1326631889707787541" text:style-name="L3">
        <text:list-item>
          <text:p text:style-name="P14"><text:span text:style-name="Strong_20_Emphasis">설명</text:span>: <text:span text:style-name="Source_20_Text">${items}</text:span>는 Spring MVC의 컨트롤러에서 <text:span text:style-name="Source_20_Text">Model</text:span> 객체를 통해 전달된 데이터를 참조하는 표현식입니다. <text:span text:style-name="Source_20_Text">items</text:span>는 컨트롤러에서 뷰로 전달된 <text:span text:style-name="Source_20_Text">List&lt;Item&gt;</text:span> 객체를 의미합니다.</text:p>
        </text:list-item>
        <text:list-item>
          <text:p text:style-name="P10"><text:span text:style-name="Strong_20_Emphasis">역할</text:span>: 이 표현식을 통해 <text:span text:style-name="Source_20_Text">items</text:span> 리스트를 템플릿 내에서 참조하고, 필요한 데이터를 렌더링할 수 있습니다.</text:p>
        </text:list-item>
      </text:list>
      <text:h text:style-name="Heading_20_3" text:outline-level="3"><text:soft-page-break/>4. <text:span text:style-name="Source_20_Text">${items.get(0)}</text:span>, <text:span text:style-name="Source_20_Text">${items.get(1)}</text:span>, <text:span text:style-name="Source_20_Text">${items.get(2)}</text:span></text:h>
      <text:list xml:id="list3446567734190983017" text:style-name="L4">
        <text:list-item>
          <text:p text:style-name="P15"><text:span text:style-name="Strong_20_Emphasis">설명</text:span>: 이 표현식은 <text:span text:style-name="Source_20_Text">items</text:span> 리스트의 특정 요소에 접근합니다. 자바의 <text:span text:style-name="Source_20_Text">List</text:span> 인터페이스의 <text:span text:style-name="Source_20_Text">get(index)</text:span> 메서드와 동일한 방식으로 동작합니다.</text:p>
        </text:list-item>
        <text:list-item>
          <text:p text:style-name="P15"><text:span text:style-name="Strong_20_Emphasis">역할</text:span>: <text:span text:style-name="Source_20_Text">items.get(0)</text:span>은 <text:span text:style-name="Source_20_Text">items</text:span> 리스트의 첫 번째 요소, <text:span text:style-name="Source_20_Text">items.get(1)</text:span>은 두 번째 요소, <text:span text:style-name="Source_20_Text">items.get(2)</text:span>는 세 번째 요소를 참조합니다.</text:p>
        </text:list-item>
        <text:list-item>
          <text:p text:style-name="P11"><text:span text:style-name="Strong_20_Emphasis">예시</text:span>:</text:p>
          <text:p text:style-name="P3">html</text:p>
          <text:p text:style-name="P3">코드 복사</text:p>
          <text:p text:style-name="P7"><text:span text:style-name="Source_20_Text">&lt;h4 th:text="${items.get(0)}"&gt;자켓&lt;/h4&gt;</text:span></text:p>
          <text:p text:style-name="P11">이 코드는 <text:span text:style-name="Source_20_Text">items</text:span> 리스트의 첫 번째 요소를 가져와 "자켓"이라는 텍스트를 대체합니다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19T20:02:58.02</meta:creation-date>
    <meta:document-statistic meta:table-count="0" meta:image-count="0" meta:object-count="0" meta:page-count="2" meta:paragraph-count="33" meta:word-count="709" meta:character-count="1310"/>
    <dc:date>2024-08-19T20:03:32.71</dc:date>
    <meta:editing-duration>PT34S</meta:editing-duration>
    <meta:editing-cycles>1</meta:editing-cycles>
    <meta:generator>OpenOffice/4.1.15$Win32 OpenOffice.org_project/4115m2$Build-9813</meta:generator>
  </office:meta>
</office:document-meta>
</file>